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padding="0.049cm" fo:border="0.06pt solid #d9d9e3"/>
      <style:text-properties officeooo:paragraph-rsid="00065b7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45773189" text:style-name="L1">
        <text:list-item>
          <text:p text:style-name="P1">What is the shape of the DataFrame?</text:p>
        </text:list-item>
        <text:list-item>
          <text:p text:style-name="P1">What are the column names of the DataFrame?</text:p>
        </text:list-item>
        <text:list-item>
          <text:p text:style-name="P1">What are the data types of the columns?</text:p>
        </text:list-item>
        <text:list-item>
          <text:p text:style-name="P1">How many non-missing values are in each column?</text:p>
        </text:list-item>
        <text:list-item>
          <text:p text:style-name="P1">What is the average, minimum, and maximum value of each numeric column?</text:p>
        </text:list-item>
        <text:list-item>
          <text:p text:style-name="P1">What is the unique value count for each categorical column?</text:p>
        </text:list-item>
        <text:list-item>
          <text:p text:style-name="P1">How many missing values are in each column?</text:p>
        </text:list-item>
        <text:list-item>
          <text:p text:style-name="P1">What is the most common value in each categorical column?</text:p>
        </text:list-item>
        <text:list-item>
          <text:p text:style-name="P1">What is the correlation coefficient between each pair of numeric columns?</text:p>
        </text:list-item>
        <text:list-item>
          <text:p text:style-name="P1">How is the distribution of each numeric column?</text:p>
        </text:list-item>
        <text:list-item>
          <text:p text:style-name="P1">How many observations are in each category of a categorical column?</text:p>
        </text:list-item>
        <text:list-item>
          <text:p text:style-name="P1">What is the median value of each numeric column?</text:p>
        </text:list-item>
        <text:list-item>
          <text:p text:style-name="P1">What is the range of each numeric column?</text:p>
        </text:list-item>
        <text:list-item>
          <text:p text:style-name="P1">How many unique values are in each column?</text:p>
        </text:list-item>
        <text:list-item>
          <text:p text:style-name="P1">What is the standard deviation of each numeric column?</text:p>
        </text:list-item>
        <text:list-item>
          <text:p text:style-name="P1">What is the variance of each numeric column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6:14:24.734000000</meta:creation-date>
    <dc:date>2023-01-20T21:58:42.798000000</dc:date>
    <meta:editing-duration>PT8M1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6" meta:word-count="159" meta:character-count="849" meta:non-whitespace-character-count="722"/>
  </office:meta>
</office:document-meta>
</file>